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37cm"/>
    </style:style>
    <style:style style:name="co3" style:family="table-column">
      <style:table-column-properties fo:break-before="auto" style:column-width="7.9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1.509cm" fo:break-before="auto" style:use-optimal-row-height="true"/>
    </style:style>
    <style:style style:name="ro7" style:family="table-row">
      <style:table-row-properties style:row-height="1.674cm" fo:break-before="auto" style:use-optimal-row-height="true"/>
    </style:style>
    <style:style style:name="ro8" style:family="table-row">
      <style:table-row-properties style:row-height="1.268cm" fo:break-before="auto" style:use-optimal-row-height="true"/>
    </style:style>
    <style:style style:name="ro9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99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cc99" fo:border="0.002cm solid #000000" style:vertical-align="middl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8"/>
        <table:table-column table:style-name="co1" table:number-columns-repeated="3" table:default-cell-style-name="ce13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5" office:value-type="string" table:number-columns-spanned="4" table:number-rows-spanned="1">
            <text:p>12.12.2022 - 17.12.2022</text:p>
          </table:table-cell>
          <table:covered-table-cell table:number-columns-repeated="3"/>
          <table:table-cell table:style-name="ce14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9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  <table:table-cell table:style-name="ce17" table:number-columns-repeated="1018"/>
        </table:table-row>
        <table:table-row table:style-name="ro3">
          <table:table-cell table:style-name="ce3"/>
          <table:table-cell table:style-name="ce6" office:value-type="string">
            <text:p>Header</text:p>
          </table:table-cell>
          <table:table-cell table:style-name="ce10" office:value-type="string">
            <text:p>адаптивная структура и стили</text:p>
          </table:table-cell>
          <table:table-cell table:style-name="ce15" office:value-type="float" office:value="8">
            <text:p>8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6" office:value-type="string">
            <text:p>Dropdowm menu</text:p>
          </table:table-cell>
          <table:table-cell table:style-name="ce10" office:value-type="string">
            <text:p>мобильная версия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7" office:value-type="string">
            <text:p>Страница - Main Page</text:p>
          </table:table-cell>
          <table:table-cell table:style-name="ce11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7" office:value-type="string">
            <text:p>блок - 1...</text:p>
          </table:table-cell>
          <table:table-cell table:style-name="ce11"/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7" office:value-type="string">
            <text:p>блок - 2...</text:p>
          </table:table-cell>
          <table:table-cell table:style-name="ce11"/>
          <table:table-cell table:style-name="ce15" office:value-type="float" office:value="6">
            <text:p>6</text:p>
          </table:table-cell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3"/>
          <table:table-cell table:style-name="ce6" office:value-type="string">
            <text:p>Слайдер - Swiper</text:p>
          </table:table-cell>
          <table:table-cell table:style-name="ce10" office:value-type="string">
            <text:p>Имплементация и настройка слайдера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...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0" office:value-type="string">
            <text:p>Итого за неделю: </text:p>
          </table:table-cell>
          <table:table-cell table:style-name="ce15" table:formula="of:=SUM([.D4:.D10])" office:value-type="float" office:value="24">
            <text:p>24</text:p>
          </table:table-cell>
          <table:table-cell table:style-name="ce15" table:formula="of:=SUM([.E4:.E11])" office:value-type="float" office:value="0">
            <text:p>0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  <table:table-cell table:style-name="ce17" table:number-columns-repeated="1018"/>
        </table:table-row>
        <table:table-row table:style-name="ro1">
          <table:table-cell table:style-name="ce3"/>
          <table:table-cell table:style-name="ce6" office:value-type="string">
            <text:p>Экран 1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компонент1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компонент2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Экран 2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 table:number-rows-repeated="2">
          <table:table-cell table:style-name="ce3"/>
          <table:table-cell table:style-name="ce4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Экран 3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Задача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 table:number-rows-repeated="2">
          <table:table-cell table:style-name="ce1" table:number-columns-repeated="2"/>
          <table:table-cell table:style-name="ce9"/>
          <table:table-cell table:style-name="ce14" table:number-columns-repeated="3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сновная" table:style-name="ta1" table:print="false">
        <table:table-column table:style-name="co1" table:number-columns-repeated="2" table:default-cell-style-name="ce17"/>
        <table:table-column table:style-name="co3" table:default-cell-style-name="ce17"/>
        <table:table-column table:style-name="co1" table:number-columns-repeated="2" table:default-cell-style-name="ce35"/>
        <table:table-column table:style-name="co1" table:number-columns-repeated="1019" table:default-cell-style-name="ce17"/>
        <table:table-row table:style-name="ro7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8"/>
          <table:table-cell table:style-name="ce28" office:value-type="string">
            <text:p>анализ проекта</text:p>
          </table:table-cell>
          <table:table-cell table:number-columns-repeated="2" table:style-name="ce32" office:value-type="float" office:value="2">
            <text:p>2</text:p>
          </table:table-cell>
          <table:table-cell table:style-name="ce32" office:value-type="string">
            <text:p>готово</text:p>
          </table:table-cell>
          <table:table-cell table:number-columns-repeated="1018"/>
        </table:table-row>
        <table:table-row table:style-name="ro8">
          <table:table-cell table:style-name="ce2"/>
          <table:table-cell table:style-name="ce28"/>
          <table:table-cell table:style-name="ce28" office:value-type="string">
            <text:p>подготовка конфигурации проекта: структура папок, скачать все фото с фигмы и подгрузка шрифтов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8"/>
          <table:table-cell table:style-name="ce28" office:value-type="string">
            <text:p>1 страница header + footer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2">
            <text:p>12</text:p>
          </table:table-cell>
          <table:table-cell table:style-name="ce32" office:value-type="string">
            <text:p>готово</text:p>
          </table:table-cell>
          <table:table-cell table:number-columns-repeated="1018"/>
        </table:table-row>
        <table:table-row table:style-name="ro9">
          <table:table-cell table:style-name="ce2"/>
          <table:table-cell table:style-name="ce28"/>
          <table:table-cell table:style-name="ce28" office:value-type="string">
            <text:p>вёрстка 1 страница + адаптив под два разрешения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9">
            <text:p>19</text:p>
          </table:table-cell>
          <table:table-cell table:style-name="ce32" office:value-type="string">
            <text:p>готово</text:p>
          </table:table-cell>
          <table:table-cell table:number-columns-repeated="1018"/>
        </table:table-row>
        <table:table-row table:style-name="ro9">
          <table:table-cell table:style-name="ce2"/>
          <table:table-cell table:style-name="ce28"/>
          <table:table-cell table:style-name="ce28" office:value-type="string">
            <text:p>Вёрстка 2 страница + адаптив под два разрешения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9">
            <text:p>19</text:p>
          </table:table-cell>
          <table:table-cell table:style-name="ce32" office:value-type="string">
            <text:p>готово</text:p>
          </table:table-cell>
          <table:table-cell table:number-columns-repeated="1018"/>
        </table:table-row>
        <table:table-row table:style-name="ro9">
          <table:table-cell table:style-name="ce2"/>
          <table:table-cell table:style-name="ce28"/>
          <table:table-cell table:style-name="ce28" office:value-type="string">
            <text:p>Вёрстка 3 страница + адаптив под два разрешения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9">
            <text:p>19</text:p>
          </table:table-cell>
          <table:table-cell table:style-name="ce32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9" office:value-type="string">
            <text:p>git</text:p>
          </table:table-cell>
          <table:table-cell table:style-name="ce29" office:value-type="string">
            <text:p>пуш проекта на гит каждый день</text:p>
          </table:table-cell>
          <table:table-cell table:number-columns-repeated="2" table:style-name="ce33" office:value-type="float" office:value="2">
            <text:p>2</text:p>
          </table:table-cell>
          <table:table-cell table:style-name="ce32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30" office:value-type="string">
            <text:p>4стр</text:p>
          </table:table-cell>
          <table:table-cell table:style-name="ce28" office:value-type="string">
            <text:p>десктоп</text:p>
          </table:table-cell>
          <table:table-cell table:style-name="ce32" office:value-type="float" office:value="4">
            <text:p>4</text:p>
          </table:table-cell>
          <table:table-cell table:style-name="ce32"/>
          <table:table-cell table:style-name="ce32" office:value-type="string">
            <text:p>в процессе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30" office:value-type="string">
            <text:p>5стр</text:p>
          </table:table-cell>
          <table:table-cell table:style-name="ce28" office:value-type="string">
            <text:p>десткоп</text:p>
          </table:table-cell>
          <table:table-cell table:style-name="ce32" office:value-type="float" office:value="5">
            <text:p>5</text:p>
          </table:table-cell>
          <table:table-cell table:style-name="ce32"/>
          <table:table-cell table:style-name="ce32" office:value-type="string">
            <text:p>в процессе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30" office:value-type="string">
            <text:p>адаптив</text:p>
          </table:table-cell>
          <table:table-cell table:style-name="ce31" office:value-type="string">
            <text:p>вёрстка 3-4-5стр адаптив</text:p>
          </table:table-cell>
          <table:table-cell table:style-name="ce34" office:value-type="float" office:value="9">
            <text:p>9</text:p>
          </table:table-cell>
          <table:table-cell table:style-name="ce34"/>
          <table:table-cell table:style-name="ce32" office:value-type="string">
            <text:p>в процессе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30" office:value-type="string">
            <text:p>Pop-up 3стр</text:p>
          </table:table-cell>
          <table:table-cell table:style-name="ce30"/>
          <table:table-cell table:style-name="ce32" office:value-type="float" office:value="3">
            <text:p>3</text:p>
          </table:table-cell>
          <table:table-cell table:style-name="ce32"/>
          <table:table-cell table:style-name="ce32" office:value-type="string">
            <text:p>в процессе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30" office:value-type="string">
            <text:p>Hover</text:p>
          </table:table-cell>
          <table:table-cell table:style-name="ce31" office:value-type="string">
            <text:p>проверить все ховеры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2" office:value-type="string">
            <text:p>в процессе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30" office:value-type="string">
            <text:p>Gulp</text:p>
          </table:table-cell>
          <table:table-cell table:style-name="ce31" office:value-type="string">
            <text:p>разобраться что да как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25">
            <text:p>25</text:p>
          </table:table-cell>
          <table:table-cell table:style-name="ce32" office:value-type="string">
            <text:p>в процессе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30"/>
          <table:table-cell table:style-name="ce28"/>
          <table:table-cell table:style-name="ce32" table:number-columns-repeated="3"/>
          <table:table-cell table:number-columns-repeated="1018"/>
        </table:table-row>
        <table:table-row table:style-name="ro1">
          <table:table-cell table:style-name="ce26"/>
          <table:table-cell table:style-name="ce30"/>
          <table:table-cell table:style-name="ce31"/>
          <table:table-cell table:style-name="ce34" table:number-columns-repeated="3"/>
          <table:table-cell table:number-columns-repeated="1018"/>
        </table:table-row>
        <table:table-row table:style-name="ro1">
          <table:table-cell table:style-name="ce27" table:number-columns-repeated="2"/>
          <table:table-cell table:style-name="ce31"/>
          <table:table-cell table:style-name="ce34" table:number-columns-repeated="3"/>
          <table:table-cell table:number-columns-repeated="1018"/>
        </table:table-row>
        <table:table-row table:style-name="ro1">
          <table:table-cell table:style-name="ce27" table:number-columns-repeated="2"/>
          <table:table-cell table:style-name="ce28" office:value-type="string">
            <text:p>Итого за неделю: </text:p>
          </table:table-cell>
          <table:table-cell table:style-name="ce32" table:formula="of:=SUM([.D8:.D17])" office:value-type="float" office:value="34">
            <text:p>34</text:p>
          </table:table-cell>
          <table:table-cell table:style-name="ce32" table:formula="of:=SUM([.E9:.E17])" office:value-type="float" office:value="25">
            <text:p>25</text:p>
          </table:table-cell>
          <table:table-cell table:style-name="ce3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7" table:number-columns-repeated="2"/>
          <table:table-cell table:style-name="ce31"/>
          <table:table-cell table:style-name="ce34" table:number-columns-repeated="3"/>
          <table:table-cell table:number-columns-repeated="1018"/>
        </table:table-row>
        <table:table-row table:style-name="ro7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  <table:table-cell table:number-columns-repeated="1018"/>
        </table:table-row>
        <table:table-row table:style-name="ro1" table:number-rows-repeated="4">
          <table:table-cell table:style-name="ce26"/>
          <table:table-cell table:style-name="ce30"/>
          <table:table-cell table:style-name="ce31"/>
          <table:table-cell table:style-name="ce34" table:number-columns-repeated="3"/>
          <table:table-cell table:number-columns-repeated="1018"/>
        </table:table-row>
        <table:table-row table:style-name="ro1" table:number-rows-repeated="2">
          <table:table-cell table:style-name="ce26"/>
          <table:table-cell table:style-name="ce27"/>
          <table:table-cell table:style-name="ce31"/>
          <table:table-cell table:style-name="ce34" table:number-columns-repeated="3"/>
          <table:table-cell table:number-columns-repeated="1018"/>
        </table:table-row>
        <table:table-row table:style-name="ro1">
          <table:table-cell table:style-name="ce26"/>
          <table:table-cell table:style-name="ce30"/>
          <table:table-cell table:style-name="ce31"/>
          <table:table-cell table:style-name="ce34" table:number-columns-repeated="3"/>
          <table:table-cell table:number-columns-repeated="1018"/>
        </table:table-row>
        <table:table-row table:style-name="ro1">
          <table:table-cell table:style-name="ce26"/>
          <table:table-cell table:style-name="ce27"/>
          <table:table-cell table:style-name="ce31"/>
          <table:table-cell table:style-name="ce34" table:number-columns-repeated="3"/>
          <table:table-cell table:number-columns-repeated="1018"/>
        </table:table-row>
        <table:table-row table:style-name="ro1">
          <table:table-cell table:style-name="ce26"/>
          <table:table-cell table:style-name="ce30"/>
          <table:table-cell table:style-name="ce31"/>
          <table:table-cell table:style-name="ce34" table:number-columns-repeated="3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lp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№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Структура папок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прерывание процесса в командной строке – ctrl+c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kit plagin</text:p>
          </table:table-cell>
          <table:table-cell table:number-columns-repeated="2"/>
          <table:table-cell office:value-type="string">
            <text:p>44min</text:p>
          </table:table-cell>
        </table:table-row>
        <table:table-row table:style-name="ro1">
          <table:table-cell/>
          <table:table-cell office:value-type="string">
            <text:p>server plagi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У кого будет создаваться околесица из шрифтов после написания: вам нужно установить не gulp-fonter, а gulp-fonter-fix, о чем Евгений тактично умолчал и пришлось подписываться на патреон где это и было обнаружено - цените :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5">
          <table:table-cell/>
          <table:table-cell office:value-type="string">
            <text:p>01:21:57 строчка fs.appendFile отображена не полностью. Отображаю:</text:p>
            <text:p>fs.appendFile(fontsFile, `@font-face{\n\tfont-family: ${fontName};\n\tfont-display: swap;\n\tsrc: url("../fonts/${fontFileName}.woff2") format("woff2"), url("../fonts/${fontFileName}.woff") format("woff");\n\tfont-weight: ${fontWeight};\n\tfont-style: normal;\n}\r\n`, cb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В коде лишний пробел, нужно убрать с "format ("woff");"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6">
          <table:table-cell/>
          <table:table-cell office:value-type="string">
            <text:p>Кому надо тот быстрый кусочек файла fonts.js:</text:p>
            <text:p>export const fontsStyle = () =&gt; {</text:p>
            <text:p><text:s text:c="4"/>//Файл стилей подключения шрифтов</text:p>
            <text:p><text:s text:c="4"/>let fontsFile = `${app.path.srcFolder}/scss/fonts.scss`;</text:p>
            <text:p><text:s text:c="4"/>//Проверяем, существуют ли файлы шрифтов</text:p>
            <text:p><text:s text:c="4"/>fs.readdir(app.path.build.fonts, function(err, fontsFiles){</text:p>
            <text:p><text:s text:c="8"/>if(fontsFiles) {</text:p>
            <text:p><text:s text:c="12"/>//Проверяем, существует ли файл стилей для подключения шрифтов</text:p>
            <text:p><text:s text:c="12"/>if(!fs.existsSync(fontsFile)) {</text:p>
            <text:p><text:s text:c="16"/>//Если файла нет, создаём его</text:p>
            <text:p><text:s text:c="16"/>fs.writeFile(fontsFile, '', cb);</text:p>
            <text:p><text:s text:c="16"/>let newFileOnly;</text:p>
            <text:p><text:s text:c="16"/>for (var i = 0; i &lt; fontsFiles.length; i++) {</text:p>
            <text:p><text:s text:c="20"/>//Записываем подключения шрифтов в файл стилей</text:p>
            <text:p><text:s text:c="20"/>let fontFileName = fontsFiles[i].split('.')[0];</text:p>
            <text:p><text:s text:c="20"/>if (newFileOnly !== fontFileName) {</text:p>
            <text:p><text:s text:c="24"/>let fontName = fontFileName.split('-')[0] ? fontFileName.split('-')[0] : fontFileName;</text:p>
            <text:p><text:s text:c="24"/>let fontWeight = fontFileName.split('-')[1] ? fontFileName.split('-')[1] : fontFileName;</text:p>
            <text:p><text:s text:c="24"/>if (fontWeight.toLowerCase() === 'thin') {</text:p>
            <text:p><text:s text:c="28"/>fontWeight = 100;</text:p>
            <text:p><text:s text:c="24"/>} else if (fontWeight.toLowerCase() === 'extralight') {</text:p>
            <text:p><text:s text:c="28"/>fontWeight = 200;</text:p>
            <text:p><text:s text:c="24"/>} else if (fontWeight.toLowerCase() === 'light') {</text:p>
            <text:p><text:s text:c="28"/>fontWeight = 300;</text:p>
            <text:p><text:s text:c="24"/>} else if (fontWeight.toLowerCase() === 'medium') {</text:p>
            <text:p><text:s text:c="28"/>fontWeight = 500;</text:p>
            <text:p><text:s text:c="24"/>} else if (fontWeight.toLowerCase() === 'semibold') {</text:p>
            <text:p><text:s text:c="28"/>fontWeight = 600;</text:p>
            <text:p><text:s text:c="24"/>} else if (fontWeight.toLowerCase() === 'bold') {</text:p>
            <text:p><text:s text:c="28"/>fontWeight = 700;</text:p>
            <text:p><text:s text:c="24"/>} else if (fontWeight.toLowerCase() === 'extrabold' || fontWeight.toLowerCase() === 'heavy') {</text:p>
            <text:p><text:s text:c="28"/>fontWeight = 800;</text:p>
            <text:p><text:s text:c="24"/>} else if (fontWeight.toLowerCase() === 'black') {</text:p>
            <text:p><text:s text:c="28"/>fontWeight = 900;</text:p>
            <text:p><text:s text:c="24"/>} else {</text:p>
            <text:p><text:s text:c="28"/>fontWeight = 400;</text:p>
            <text:p><text:s text:c="24"/>}</text:p>
            <text:p><text:s text:c="24"/>fs.appendFile(fontsFile, `@font-face{\n\tfont-family: ${fontName};\n\tfont-display: swap;\n\tsrc: url("../fonts/${fontFileName}.woff2") format("woff2"), url("../fonts/${fontFileName}.woff") format("woff");\n\tfont-weight: ${fontWeight};\n\tfont-style: normal;\n}\r\n`, cb);</text:p>
            <text:p><text:s text:c="24"/>newFileOnly = fontFileName;</text:p>
            <text:p><text:s text:c="20"/>}</text:p>
            <text:p><text:s text:c="16"/>}</text:p>
            <text:p><text:s text:c="12"/>} else {</text:p>
            <text:p><text:s text:c="16"/>//Если файл есть, выводим сообщение</text:p>
            <text:p><text:s text:c="16"/>console.log("Файл scss/fonts.scss уже существует. Для обновления файла нужно его удалить!");</text:p>
            <text:p><text:s text:c="12"/>}</text:p>
            <text:p><text:s text:c="8"/>}</text:p>
            <text:p><text:s text:c="4"/>});</text:p>
            <text:p><text:s text:c="4"/>return app.gulp.src(`${app.path.srcFolder}`);</text:p>
            <text:p><text:s text:c="4"/>function cb() { }</text:p>
            <text:p/>
            <text:p>}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3">03.03.2023</text:date>, <text:time>19:5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23M8S</meta:editing-duration>
    <meta:editing-cycles>11</meta:editing-cycles>
    <meta:generator>OpenOffice/4.1.8$Win32 OpenOffice.org_project/418m3$Build-9803</meta:generator>
    <dc:date>2023-03-03T19:50:14.36</dc:date>
    <meta:document-statistic meta:table-count="3" meta:cell-count="116" meta:object-count="0"/>
    <meta:user-defined meta:name="Info 1"/>
    <meta:user-defined meta:name="Info 2"/>
    <meta:user-defined meta:name="Info 3"/>
    <meta:user-defined meta:name="Info 4"/>
  </office:meta>
</office:document-meta>
</file>